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d2e5" officeooo:paragraph-rsid="000dd2e5"/>
    </style:style>
    <style:style style:name="P2" style:family="paragraph" style:parent-style-name="Text_20_body">
      <style:text-properties officeooo:rsid="000e8dad" officeooo:paragraph-rsid="000e8dad"/>
    </style:style>
    <style:style style:name="P3" style:family="paragraph" style:parent-style-name="Text_20_body">
      <style:text-properties officeooo:rsid="000f4f47" officeooo:paragraph-rsid="000f4f47"/>
    </style:style>
    <style:style style:name="P4" style:family="paragraph" style:parent-style-name="Text_20_body">
      <style:text-properties officeooo:rsid="0010eac7" officeooo:paragraph-rsid="0010eac7"/>
    </style:style>
    <style:style style:name="P5" style:family="paragraph" style:parent-style-name="Text_20_body">
      <style:text-properties officeooo:rsid="00124e80" officeooo:paragraph-rsid="00124e80"/>
    </style:style>
    <style:style style:name="P6" style:family="paragraph" style:parent-style-name="Text_20_body">
      <style:text-properties officeooo:rsid="0017d404" officeooo:paragraph-rsid="0017d404"/>
    </style:style>
    <style:style style:name="P7" style:family="paragraph" style:parent-style-name="Text_20_body">
      <style:text-properties officeooo:rsid="0018a3ac" officeooo:paragraph-rsid="0018a3ac"/>
    </style:style>
    <style:style style:name="P8" style:family="paragraph" style:parent-style-name="Heading_20_1">
      <style:text-properties officeooo:rsid="000dd2e5" officeooo:paragraph-rsid="000dd2e5"/>
    </style:style>
    <style:style style:name="P9" style:family="paragraph" style:parent-style-name="Heading_20_2">
      <style:text-properties officeooo:rsid="000dd2e5" officeooo:paragraph-rsid="000dd2e5"/>
    </style:style>
    <style:style style:name="P10" style:family="paragraph" style:parent-style-name="Heading_20_3">
      <style:text-properties officeooo:rsid="000dd2e5" officeooo:paragraph-rsid="000dd2e5"/>
    </style:style>
    <style:style style:name="P11" style:family="paragraph" style:parent-style-name="Heading_20_3">
      <style:text-properties officeooo:rsid="000f4f47" officeooo:paragraph-rsid="000f4f47"/>
    </style:style>
    <style:style style:name="P12" style:family="paragraph" style:parent-style-name="Heading_20_3">
      <style:text-properties officeooo:rsid="0010eac7" officeooo:paragraph-rsid="0010eac7"/>
    </style:style>
    <style:style style:name="P13" style:family="paragraph" style:parent-style-name="Heading_20_3">
      <style:text-properties officeooo:rsid="0017d404" officeooo:paragraph-rsid="0017d404"/>
    </style:style>
    <style:style style:name="P14" style:family="paragraph" style:parent-style-name="Heading_20_3">
      <style:text-properties officeooo:paragraph-rsid="000f4f47"/>
    </style:style>
    <style:style style:name="T1" style:family="text">
      <style:text-properties officeooo:rsid="001085bf"/>
    </style:style>
    <style:style style:name="T2" style:family="text">
      <style:text-properties officeooo:rsid="00135cb7"/>
    </style:style>
    <style:style style:name="T3" style:family="text">
      <style:text-properties officeooo:rsid="0014b69b"/>
    </style:style>
    <style:style style:name="T4" style:family="text">
      <style:text-properties officeooo:rsid="00163666"/>
    </style:style>
    <style:style style:name="T5" style:family="text">
      <style:text-properties officeooo:rsid="001bb51e"/>
    </style:style>
    <style:style style:name="T6" style:family="text">
      <style:text-properties officeooo:rsid="000dd2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OmniBot Design <text:span text:style-name="T3">Justification</text:span></text:h>
      <text:h text:style-name="P9" text:outline-level="2">Electrical</text:h>
      <text:h text:style-name="P14" text:outline-level="3"><text:span text:style-name="T6">Component Selection</text:span></text:h>
      <text:h text:style-name="P11" text:outline-level="3">Decoupling</text:h>
      <text:p text:style-name="P3">All decoupling capacitors are the standard values given in the STM32F10xx hardware design document. </text:p>
      <text:h text:style-name="P12" text:outline-level="3">Programming/Debugging</text:h>
      <text:p text:style-name="P4">Pin-outs were selected for the SWD interface based on the STLink/V2 and third party Tag-Connect connector and cable.</text:p>
      <text:h text:style-name="P11" text:outline-level="3">Boot Mode</text:h>
      <text:p text:style-name="P3">Jumper<text:span text:style-name="T5">s</text:span> to select boot mode were selected due to cost and simplicity of use. 10K Resistors were selected from the STM32F10xx Hardware Design datasheet recommendations. BOOT0 has no further functionality, however BOOT1 can be used as a general I/O.</text:p>
      <text:h text:style-name="P12" text:outline-level="3">External Power Controller</text:h>
      <text:p text:style-name="P4">Design was based off similar purpose IC chips linked below, capacitor <text:span text:style-name="T4">(1nF) </text:span>was estimated based on IC chip solutions.</text:p>
      <text:p text:style-name="P4"><text:a xlink:type="simple" xlink:href="http://www.vishay.com/docs/73449/si1869dh.pdf" text:style-name="Internet_20_link" text:visited-style-name="Visited_20_Internet_20_Link">http://www.vishay.com/docs/73449/si1869dh.pdf</text:a></text:p>
      <text:p text:style-name="P5"><text:a xlink:type="simple" xlink:href="http://www.onsemi.com/pub_link/Collateral/AND9093-D.PDF" text:style-name="Internet_20_link" text:visited-style-name="Visited_20_Internet_20_Link">http://www.onsemi.com/pub_link/Collateral/AND9093-D.PDF</text:a></text:p>
      <text:h text:style-name="P10" text:outline-level="3">Crystal</text:h>
      <text:p text:style-name="P1">Crystal capacitance values were calculated using formulae derived from the following links.</text:p>
      <text:p text:style-name="P1"><text:span text:style-name="T2">S</text:span>tray capacitance, from the STM32F103CBT6 datasheet lists the pin capacitance as 5pF. A further 2pF was estimated due to track considerations <text:span text:style-name="T1">and a 20pF crystal was used for calculations regarding the High Speed External Clock</text:span>. </text:p>
      <text:p text:style-name="P7"><text:a xlink:type="simple" xlink:href="http://www.seeedstudio.com/depot/images/opl/datasheet/306010033.pdf" text:style-name="Internet_20_link" text:visited-style-name="Visited_20_Internet_20_Link">http://www.seeedstudio.com/depot/images/opl/datasheet/306010033.pdf</text:a></text:p>
      <text:p text:style-name="P1"><text:a xlink:type="simple" xlink:href="http://ww1.microchip.com/downloads/en/AppNotes/00826a.pdf" text:style-name="Internet_20_link" text:visited-style-name="Visited_20_Internet_20_Link">http://ww1.microchip.com/downloads/en/AppNotes/00826a.pdf</text:a></text:p>
      <text:p text:style-name="P1">Rs <text:span text:style-name="T3">= 910ohms </text:span>was calculated with the following link</text:p>
      <text:p text:style-name="P2"><text:a xlink:type="simple" xlink:href="http://www.crystek.com/documents/appnotes/Pierce-GateIntroduction.pdf" text:style-name="Internet_20_link" text:visited-style-name="Visited_20_Internet_20_Link">http://www.crystek.com/documents/appnotes/Pierce-GateIntroduction.pdf</text:a></text:p>
      <text:h text:style-name="P13" text:outline-level="3">USB</text:h>
      <text:p text:style-name="P6">USB 2.0 High speed was selected over USB OTG primarily due to added cost of OTG with no added benefit for current appli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23:52:37.232794494</meta:creation-date>
    <dc:date>2016-03-19T10:58:15.256993706</dc:date>
    <meta:editing-duration>PT23H40M37S</meta:editing-duration>
    <meta:editing-cycles>11</meta:editing-cycles>
    <meta:generator>LibreOffice/5.0.5.2$Linux_X86_64 LibreOffice_project/00m0$Build-2</meta:generator>
    <meta:document-statistic meta:table-count="0" meta:image-count="0" meta:object-count="0" meta:page-count="1" meta:paragraph-count="22" meta:word-count="189" meta:character-count="1502" meta:non-whitespace-character-count="1332"/>
  </office:meta>
</office:document-meta>
</file>